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dcff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00dc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23ff23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2300d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45cm" svg:height="3.81cm" svg:x="11.16cm" svg:y="2.27cm">
          <text:p text:style-name="P1">Gosic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xml:id="id3" draw:id="id3" draw:layer="layout" svg:x1="13.383cm" svg:y1="6.08cm" svg:x2="6.715cm" svg:y2="7.985cm" draw:start-shape="id1" draw:start-glue-point="6" draw:end-shape="id2" draw:end-glue-point="4" svg:d="m13383 6080v953h-6668v952">
          <text:p/>
        </draw:connector>
        <draw:custom-shape draw:style-name="gr1" draw:text-style-name="P1" xml:id="id2" draw:id="id2" draw:layer="layout" svg:width="5.08cm" svg:height="4.445cm" svg:x="4.175cm" svg:y="7.985cm">
          <text:p text:style-name="P1">Character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9.414cm" svg:y1="7.033cm" svg:x2="13.465cm" svg:y2="8.693cm" draw:start-shape="id3" draw:start-glue-point="0" svg:d="m9414 7033v1557h4051v103">
          <text:p/>
        </draw:connector>
        <draw:custom-shape draw:style-name="gr1" draw:text-style-name="P1" xml:id="id4" draw:id="id4" draw:layer="layout" svg:width="5.08cm" svg:height="4.445cm" svg:x="13.065cm" svg:y="6.715cm">
          <text:p text:style-name="P1">inturduc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6.715cm" svg:y1="12.43cm" svg:x2="10.867cm" svg:y2="13.607cm" draw:start-shape="id2" draw:start-glue-point="6" svg:d="m6715 12430v839h4152v338">
          <text:p/>
        </draw:connector>
        <draw:custom-shape draw:style-name="gr1" draw:text-style-name="P1" draw:layer="layout" svg:width="4.445cm" svg:height="4.445cm" svg:x="8.62cm" svg:y="13.065cm">
          <text:p text:style-name="P1">Picter of the </text:p>
          <text:p text:style-name="P1">charac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8.145cm" svg:y1="8.938cm" svg:x2="18.663cm" svg:y2="12.189cm" draw:start-shape="id4" draw:start-glue-point="7" svg:d="m18145 8938h510v3251h8">
          <text:p/>
        </draw:connector>
        <draw:custom-shape draw:style-name="gr1" draw:text-style-name="P1" xml:id="id5" draw:id="id5" draw:layer="layout" svg:width="4.445cm" svg:height="4.445cm" svg:x="16.24cm" svg:y="11.795cm">
          <text:p text:style-name="P1">1-2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20.685cm" svg:y1="14.018cm" svg:x2="21.214cm" svg:y2="7.843cm" draw:start-shape="id5" draw:start-glue-point="7" svg:d="m20685 14018h515v-6175h14">
          <text:p/>
        </draw:connector>
        <draw:custom-shape draw:style-name="gr1" draw:text-style-name="P1" draw:layer="layout" svg:width="5.08cm" svg:height="4.445cm" svg:x="18.78cm" svg:y="3.54cm">
          <text:p text:style-name="P1">About the vid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2" draw:style-name="dp1" draw:master-page-name="Default">
        <draw:custom-shape draw:style-name="gr4" draw:text-style-name="P1" draw:layer="layout" svg:width="13.97cm" svg:height="14.605cm" svg:x="7.35cm" svg:y="5.445cm">
          <text:p text:style-name="P1">The place talking about the </text:p>
          <text:p text:style-name="P1">waebside and about the video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715cm" svg:height="2.54cm" svg:x="8.62cm" svg:y="2.27cm">
          <text:p text:style-name="P1">character</text:p>
          <draw:enhanced-geometry svg:viewBox="0 0 21600 21600" draw:path-stretchpoint-x="10800" draw:path-stretchpoint-y="10800" draw:text-areas="?f3 ?f4 ?f5 ?f6" draw:type="round-rectangle" draw:modifiers="6748.178137651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715cm" svg:height="2.54cm" svg:x="14.97cm" svg:y="2.27cm">
          <text:p text:style-name="P1">inturducter</text:p>
          <draw:enhanced-geometry svg:viewBox="0 0 21600 21600" draw:path-stretchpoint-x="10800" draw:path-stretchpoint-y="10800" draw:text-areas="?f3 ?f4 ?f5 ?f6" draw:type="round-rectangle" draw:modifiers="5760.45340050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715cm" svg:height="2.54cm" svg:x="21.225cm" svg:y="2.27cm">
          <text:p text:style-name="P1">Carton book</text:p>
          <draw:enhanced-geometry svg:viewBox="0 0 21600 21600" draw:path-stretchpoint-x="10800" draw:path-stretchpoint-y="10800" draw:text-areas="?f3 ?f4 ?f5 ?f6" draw:type="round-rectangle" draw:modifiers="5440.377804014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08cm" svg:height="14.605cm" svg:x="1.635cm" svg:y="5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.35cm" svg:height="14.605cm" svg:x="22.05cm" svg:y="5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08cm" svg:height="3.175cm" svg:x="1.635cm" svg:y="1.635cm">
          <text:p text:style-name="P1">logo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1cm" svg:height="2.54cm" svg:x="2.27cm" svg:y="7.35cm">
          <text:p text:style-name="P1">Some other </text:p>
          <text:p text:style-name="P1">video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1cm" svg:height="2.54cm" svg:x="2.27cm" svg:y="13.7cm">
          <text:p text:style-name="P1">Some other</text:p>
          <text:p text:style-name="P1">video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175cm" svg:height="2.54cm" svg:x="22.59cm" svg:y="7.35cm">
          <text:p text:style-name="P1">The peopl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175cm" svg:height="2.54cm" svg:x="22.59cm" svg:y="14.335cm">
          <text:p text:style-name="P1">The peopl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udent </meta:initial-creator>
    <meta:creation-date>2012-05-07T12:29:51</meta:creation-date>
    <dc:date>2012-05-14T12:28:29</dc:date>
    <dc:creator>student </dc:creator>
    <meta:editing-duration>PT50M15S</meta:editing-duration>
    <meta:editing-cycles>3</meta:editing-cycles>
    <meta:generator>LibreOffice/3.3$Linux LibreOffice_project/330m19$Build-202</meta:generator>
    <meta:document-statistic meta:object-count="22"/>
  </office:meta>
</office:document-meta>
</file>